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Text_20_body">
      <style:paragraph-properties fo:margin-top="0.0783in" fo:margin-bottom="0.0827in" loext:contextual-spacing="false"/>
    </style:style>
    <style:style style:name="P33" style:family="paragraph" style:parent-style-name="Text_20_body">
      <style:paragraph-properties fo:margin-top="0in" fo:margin-bottom="0.3937in" loext:contextual-spacing="false"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7.2402in" style:type="right" style:leader-style="dotted" style:leader-text="."/>
        </style:tab-stops>
      </style:paragraph-properties>
    </style:style>
    <style:style style:name="P39" style:family="paragraph" style:parent-style-name="Contents_20_2">
      <style:paragraph-properties>
        <style:tab-stops>
          <style:tab-stop style:position="7.0437in" style:type="right" style:leader-style="dotted" style:leader-text="."/>
        </style:tab-stops>
      </style:paragraph-properties>
    </style:style>
    <style:style style:name="P40" style:family="paragraph" style:parent-style-name="Contents_20_3">
      <style:paragraph-properties>
        <style:tab-stops>
          <style:tab-stop style:position="6.8472in" style:type="right" style:leader-style="dotted" style:leader-text="."/>
        </style:tab-stops>
      </style:paragraph-properties>
    </style:style>
    <style:style style:name="P41" style:family="paragraph" style:parent-style-name="hlp_5f_head1">
      <style:text-properties officeooo:rsid="00802ab7" officeooo:paragraph-rsid="00802ab7"/>
    </style:style>
    <style:style style:name="P42" style:family="paragraph" style:parent-style-name="Standard" style:list-style-name="L25"/>
    <style:style style:name="P43" style:family="paragraph" style:parent-style-name="Standard" style:list-style-name="L33"/>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Heading_20_2" style:master-page-name="">
      <style:paragraph-properties style:page-number="auto" fo:break-before="page"/>
    </style:style>
    <style:style style:name="P48"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0.4925in" fo:margin-right="0in" fo:text-indent="0in" style:auto-text-indent="false"/>
    </style:style>
    <style:style style:name="P83" style:family="paragraph" style:parent-style-name="Text_20_body" style:list-style-name="L27">
      <style:paragraph-properties fo:margin-left="0.4925in" fo:margin-right="0in" fo:text-indent="0in" style:auto-text-indent="false"/>
    </style:style>
    <style:style style:name="P84" style:family="paragraph" style:parent-style-name="Text_20_body" style:list-style-name="L33">
      <style:paragraph-properties fo:margin-left="0.8681in" fo:margin-right="0in" fo:text-indent="0in" style:auto-text-indent="false"/>
    </style:style>
    <style:style style:name="P85" style:family="paragraph" style:parent-style-name="Heading_20_3" style:master-page-name="">
      <style:paragraph-properties style:page-number="auto" fo:break-before="page"/>
    </style:style>
    <style:style style:name="P86" style:family="paragraph" style:parent-style-name="Corps_20_de_20_texte.Paragraph" style:list-style-name="L22">
      <style:paragraph-properties fo:margin-left="0.4925in" fo:margin-right="0in" fo:text-indent="0in" style:auto-text-indent="false"/>
    </style:style>
    <style:style style:name="P87" style:family="paragraph" style:parent-style-name="hlp_5f_paragraph">
      <style:text-properties fo:language="en" fo:country="US" officeooo:paragraph-rsid="00802ab7"/>
    </style:style>
    <style:style style:name="P88" style:family="paragraph" style:parent-style-name="hlp_5f_paragraph">
      <style:text-properties fo:language="en" fo:country="US" officeooo:rsid="0080c3c1" officeooo:paragraph-rsid="0080c3c1"/>
    </style:style>
    <style:style style:name="P89" style:family="paragraph" style:parent-style-name="hlp_5f_paragraph">
      <style:text-properties fo:language="en" fo:country="US" officeooo:rsid="00802ab7" officeooo:paragraph-rsid="00802ab7"/>
    </style:style>
    <style:style style:name="P90" style:family="paragraph" style:parent-style-name="hlp_5f_paragraph">
      <style:text-properties fo:language="en" fo:country="US" officeooo:paragraph-rsid="0083c5bc"/>
    </style:style>
    <style:style style:name="P91" style:family="paragraph" style:parent-style-name="hlp_5f_paragraph">
      <style:text-properties fo:language="en" fo:country="US" officeooo:rsid="0083c5bc" officeooo:paragraph-rsid="0083c5bc"/>
    </style:style>
    <style:style style:name="P92" style:family="paragraph" style:parent-style-name="hlp_5f_paragraph">
      <style:text-properties officeooo:rsid="00871456" officeooo:paragraph-rsid="00871456"/>
    </style:style>
    <style:style style:name="P93" style:family="paragraph" style:parent-style-name="hlp_5f_head2">
      <style:text-properties fo:language="en" fo:country="US" officeooo:rsid="0080c3c1" officeooo:paragraph-rsid="0080c3c1"/>
    </style:style>
    <style:style style:name="P94" style:family="paragraph" style:parent-style-name="hlp_5f_tip">
      <style:text-properties officeooo:rsid="0083c5bc" officeooo:paragraph-rsid="0085716a"/>
    </style:style>
    <style:style style:name="P95" style:family="paragraph" style:parent-style-name="hlp_5f_tip">
      <style:text-properties officeooo:paragraph-rsid="00871456"/>
    </style:style>
    <style:style style:name="P96" style:family="paragraph" style:parent-style-name="hlp_5f_warning">
      <style:text-properties fo:language="en" fo:country="US" officeooo:rsid="0083c5bc" officeooo:paragraph-rsid="0083c5bc"/>
    </style:style>
    <style:style style:name="P97" style:family="paragraph" style:parent-style-name="hlp_5f_section">
      <style:text-properties fo:language="en" fo:country="US" officeooo:rsid="0080c3c1" officeooo:paragraph-rsid="0080c3c1"/>
    </style:style>
    <style:style style:name="P98" style:family="paragraph" style:parent-style-name="hlp_5f_tree">
      <style:text-properties officeooo:paragraph-rsid="00829ee3"/>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text-align="start"/>
      <style:text-properties style:text-line-through-style="none" style:text-line-through-type="none" style:font-name="Arial4" fo:font-size="10pt" fo:font-style="normal" style:text-underline-style="none" fo:font-weight="normal"/>
    </style:style>
    <style:style style:name="P101" style:family="paragraph">
      <style:paragraph-properties fo:text-align="center"/>
      <style:text-properties style:text-line-through-style="none" style:text-line-through-type="none" style:font-name="Arial4" fo:font-size="11pt" fo:font-style="normal" style:text-underline-style="none" fo:font-weight="normal"/>
    </style:style>
    <style:style style:name="P10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officeooo:rsid="00829ee3"/>
    </style:style>
    <style:style style:name="T27" style:family="text">
      <style:text-properties officeooo:rsid="0083c5bc"/>
    </style:style>
    <style:style style:name="T28" style:family="text">
      <style:text-properties officeooo:rsid="0085716a"/>
    </style:style>
    <style:style style:name="T29" style:family="text">
      <style:text-properties officeooo:rsid="00871456"/>
    </style:style>
    <style:style style:name="T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7/19/2018 13:04:5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3"/>
      <text:p text:style-name="P34">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25677273"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55271615" text:style-name="L2">
        <text:list-item>
          <text:p text:style-name="P50">Version 2.1.2 :</text:p>
        </text:list-item>
      </text:list>
      <text:list xml:id="list3583897210" text:style-name="L3">
        <text:list-item>
          <text:list>
            <text:list-item>
              <text:p text:style-name="P51">Localized help : resolved non-functional hyperlink due to API incompatibility introduced by Apache OpenOffice 4.1 (and LibreOffice 4.0).</text:p>
            </text:list-item>
          </text:list>
        </text:list-item>
      </text:list>
      <text:list xml:id="list130453042225966" text:continue-list="list655271615" text:style-name="L2">
        <text:list-item>
          <text:p text:style-name="P50">Version 2.1.1 :</text:p>
        </text:list-item>
      </text:list>
      <text:list xml:id="list1480216431"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130452888398586" text:continue-list="list130453042225966" text:style-name="L2">
        <text:list-item>
          <text:p text:style-name="P50">Version 2.1.0 :</text:p>
        </text:list-item>
      </text:list>
      <text:list xml:id="list1469262021"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130452313938980" text:continue-list="list130452888398586" text:style-name="L2">
        <text:list-item>
          <text:p text:style-name="P50">Version 2.0.0 :</text:p>
        </text:list-item>
      </text:list>
      <text:list xml:id="list120677413"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130452577920838" text:continue-list="list130452313938980" text:style-name="L2">
        <text:list-item>
          <text:p text:style-name="P50">Version 1.5.3 :</text:p>
        </text:list-item>
      </text:list>
      <text:list xml:id="list2703761830"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680826591" text:style-name="L8">
        <text:list-item>
          <text:p text:style-name="P56">Basic library Standard, Module1 : your instruction inside the Sub myExtension</text:p>
        </text:list-item>
        <text:list-item>
          <text:p text:style-name="P56">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7"><text:span text:style-name="T2">Mandatory</text:span><text:tab/><text:tab/>Display to user if found incompatible at installation</text:p><text:p text:style-name="Frame_20_contents"><draw:control text:anchor-type="paragraph" draw:z-index="8" draw:style-name="gr1" draw:text-style-name="P100" svg:width="0.3157in" svg:height="0.1776in" svg:x="0.9055in" svg:y="0.0783in" draw:control="control1"/><draw:control text:anchor-type="paragraph" draw:z-index="9" draw:style-name="gr1" draw:text-style-name="P100" svg:width="3.5433in" svg:height="0.1776in" svg:x="1.4173in" svg:y="0.0783in"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10" draw:style-name="gr1" draw:text-style-name="P100" svg:width="0.3157in" svg:height="0.1776in" svg:x="0.9071in" svg:y="0.0783in" draw:control="control3"/><draw:control text:anchor-type="paragraph" draw:z-index="11" draw:style-name="gr1" draw:text-style-name="P10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01" svg:width="3.2921in" svg:height="0.2713in" svg:x="1.4256in" svg:y="0.0992in" draw:control="control5"/></text:p><text:p text:style-name="Frame_20_contents"/><text:p text:style-name="P36">Compilation results</text:p><text:p text:style-name="P36"><draw:control text:anchor-type="paragraph" draw:z-index="23" draw:style-name="gr1" draw:text-style-name="P102" svg:width="5.5122in" svg:height="1.5752in" svg:x="0.1575in" svg:y="0.1425in"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8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7"><text:span text:style-name="T2">Mandatory</text:span><text:tab/><text:tab/>Display to user if found incompatible at installation</text:p><text:p text:style-name="Frame_20_contents"><draw:control text:anchor-type="paragraph" draw:z-index="14" draw:style-name="gr1" draw:text-style-name="P100" svg:width="0.3157in" svg:height="0.1776in" svg:x="0.9173in" svg:y="0.0783in" draw:control="control6"/><draw:control text:anchor-type="paragraph" draw:z-index="15" draw:style-name="gr1" draw:text-style-name="P10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00" svg:width="0.3157in" svg:height="0.1776in" svg:x="0.9173in" svg:y="0.0783in" draw:control="control8"/><draw:control text:anchor-type="paragraph" draw:z-index="17" draw:style-name="gr1" draw:text-style-name="P10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01" svg:width="3.2921in" svg:height="0.2713in" svg:x="1.4465in" svg:y="0.1445in" draw:control="control10"/></text:p><text:p text:style-name="Frame_20_contents"/><text:p text:style-name="P36">Compilation results</text:p><text:p text:style-name="Frame_20_contents"><draw:control text:anchor-type="paragraph" draw:z-index="24" draw:style-name="gr1" draw:text-style-name="P10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00" svg:width="0.3157in" svg:height="0.1776in" svg:x="0.9173in" svg:y="0.0783in" draw:control="control11"/><draw:control text:anchor-type="paragraph" draw:z-index="21" draw:style-name="gr1" draw:text-style-name="P10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01" svg:width="3.2921in" svg:height="0.2713in" svg:x="1.4465in" svg:y="0.1374in" draw:control="control13"/></text:p><text:p text:style-name="Frame_20_contents"/><text:p text:style-name="Frame_20_contents"/><text:p text:style-name="P36">Compilation results</text:p><text:p text:style-name="Frame_20_contents"><draw:control text:anchor-type="paragraph" draw:z-index="25" draw:style-name="gr1" draw:text-style-name="P102" svg:width="5.5122in" svg:height="1.5752in" svg:x="0.1575in" svg:y="0.1807in"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70642803"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94500032"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268745194"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64659944" text:style-name="L12">
        <text:list-item text:start-value="1">
          <text:p text:style-name="P60"><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38344239"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122399654"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97309861"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42841005"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85999059" text:style-name="L17">
        <text:list-item>
          <text:p text:style-name="P65">Arg1 : <text:span text:style-name="InstructionMacro">String</text:span> : mandatory, type of control used for the button</text:p>
        </text:list-item>
      </text:list>
      <text:list xml:id="list3155088121"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71903967"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12812683"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1166776"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33949446"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24713348"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text:soft-page-break/>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69421950"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35664431" text:style-name="L25">
        <text:list-item text:start-value="1">
          <text:p text:style-name="P4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52501649"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1684094610"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359098675"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404879448"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975480065"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58060671"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64555376"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48008393" text:style-name="L33">
        <text:list-item text:start-value="1">
          <text:p text:style-name="P4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980196"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text:soft-page-break/>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48227225"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4282973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5265058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5252917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045393522307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1429393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1471435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40092508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0452593188798" text:continue-list="list114282973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0452947933187" text:continue-list="list13045393522307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9"><text:span text:style-name="T31">image</text:span></text:p><text:p text:style-name="P99"><text:span text:style-name="T31">Images/Help/dontfeedtrolls.gif</text:span></text:p><text:p text:style-name="P99"><text:span text:style-name="T31">icon</text:span></text:p><text:p text:style-name="P99"><text:span text:style-name="T3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9"><text:span text:style-name="T31">image</text:span></text:p><text:p text:style-name="P99"><text:span text:style-name="T31">Images/Help/sailingShip.wmf</text:span></text:p><text:p text:style-name="P99"><text:span text:style-name="T31">Old sailing ship</text:span></text:p><text:p text:style-name="P99"><text:span text:style-name="T31"/></text:p></office:annotation></text:p>
      <text:p text:style-name="hlp_5f_paragraph"/>
      <text:p text:style-name="hlp_5f_paragraph"><text:line-break/><text:line-break/>Finally an image<office:annotation><dc:creator>Bernard Marcelly</dc:creator><dc:date>2009-01-24T20:53:22.940000000</dc:date><text:p text:style-name="P99"><text:span text:style-name="T31">imageOOo</text:span></text:p><text:p text:style-name="P99"><text:span text:style-name="T31">sd/res/get1obj.png</text:span></text:p></office:annotation> from OpenOffice resources</text:p>
      <text:p text:style-name="hlp_5f_page">Page10 : Creating the Help tree</text:p>
      <text:list xml:id="list130454001667682" text:continue-list="list13045259318879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1">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87"/>
      <text:p text:style-name="P93">Introduction</text:p>
      <text:p text:style-name="P97">Menu item</text:p>
      <text:p text:style-name="P31"><text:span text:style-name="T25">The addon is accessible though </text:span><text:span text:style-name="hlp_5f_emph"><text:span text:style-name="T25">Insert-&gt;Page Numbering</text:span></text:span><text:span text:style-name="T25"> </text:span></text:p>
      <text:p text:style-name="P97"/>
      <text:p text:style-name="P88">After accessing the menu item, the user is presented with the following interface dialog:<text:line-break/><office:annotation><dc:creator>Unknown Author</dc:creator><dc:date>2018-07-19T12:25:34.873310974</dc:date><text:p text:style-name="P99"><text:span text:style-name="T30">image</text:span></text:p><text:p text:style-name="P99"><text:span text:style-name="T30">images/help/main_page_numbering.png</text:span></text:p><text:p text:style-name="P99"><text:span text:style-name="T30">Main dialog</text:span></text:p></office:annotation></text:p>
      <text:p text:style-name="P89"/>
      <text:p text:style-name="P90"><text:span text:style-name="T27">Decor: Choose to either have simple numbering or surrounding text (e.g. -1-, [1]).<text:line-break/>Numbering Type: Choose from a number of different types such as Roman uppercase/lowercase numbering (i,ii... , I,II...), Arabic (1,2...) or Greek (α,β... , Α,Β...).<text:line-break/>Alignment: Define the alignment of numbering.<text:line-break/>Position: Choose the position or numbering (currently available options are Header and Footer)<text:line-break/>Font: Choose from the list of available system fonts</text:span></text:p>
      <text:list xml:id="list130453968883615" text:continue-list="list3400925085" text:style-name="hlp_5f_warnimg">
        <text:list-item>
          <text:p text:style-name="P96">Some of the system fonts were not made to be compatible with certain characters so you may face compatibility issues and empty page numbers (e.g. a font may not support Greek characters)</text:p>
        </text:list-item>
      </text:list>
      <text:p text:style-name="P91">Size: Define the font size<text:line-break/>First Page: The page where the numbering will begin from. </text:p>
      <text:list xml:id="list130453448525767" text:continue-list="list414714350" text:style-name="hlp_5f_tipimg">
        <text:list-item>
          <text:p text:style-name="P94">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s.</text:span> </text:p>
        </text:list-item>
      </text:list>
      <text:p text:style-name="P92">Page Offset: Define the offset(page number) of the first numbered page.</text:p>
      <text:list xml:id="list130453465448981" text:continue-numbering="true" text:style-name="hlp_5f_tipimg">
        <text:list-item>
          <text:p text:style-name="P95"><text:span text:style-name="T29">Defining page offset simulates the alteration of the according paragraph property, leting a user choosing different page numbering schemes accross the document (e.g. The first n pages are numbered using Roman uppercase while the rest use simple Arabic numbers).</text:span></text:p>
        </text:list-item>
      </text:list>
      <text:p text:style-name="hlp_5f_paragraph"><text:soft-page-break/></text:p>
      <text:p text:style-name="hlp_5f_paragraph"/>
      <text:p text:style-name="P98">node = <text:span text:style-name="T26">Page Numbering Addon</text:span></text:p>
      <text:p text:style-name="P98"><text:tab/>page = Page<text:span text:style-name="T26">0</text:span>1 = <text:span text:style-name="T26">Introduction</text:span></text:p>
      <text:p text:style-name="P98">/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text:page-number>/<text:page-count>9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0" meta:paragraph-count="2868" meta:word-count="39623" meta:character-count="261571" meta:non-whitespace-character-count="220694"/>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endUpdateInformation
  
  setHelp("en")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